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55cm"/>
    </style:style>
    <style:style style:name="gr2" style:family="graphic" style:parent-style-name="standard">
      <style:graphic-properties draw:textarea-horizontal-align="justify" draw:textarea-vertical-align="middle" draw:auto-grow-height="false" fo:min-height="7.95cm" fo:min-width="4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Alapértelmezet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Khmer OS System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000000" style:font-name="Khmer OS System"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Khmer OS System" fo:font-size="22pt" style:font-size-asian="22pt" style:font-size-complex="22pt"/>
    </style:style>
    <style:style style:name="T1" style:family="text">
      <style:text-properties fo:color="#000000" style:font-name="Khmer OS System"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color="#ce181e" style:font-name="Khmer OS Syste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2" draw:layer="layout" svg:width="26.6cm" svg:height="5.703cm" svg:x="0.2cm" svg:y="0.2cm">
          <draw:text-box>
            <text:p text:style-name="P1"><text:span text:style-name="T1">Foo </text:span><text:span text:style-name="T1">obj = </text:span><text:span text:style-name="T1">new </text:span><text:span text:style-name="T1">Foo(0)</text:span><text:span text:style-name="T1">;</text:span></text:p>
            <text:p text:style-name="P1"><text:span text:style-name="T1">obj = </text:span><text:span text:style-name="T1">new </text:span><text:span text:style-name="T1">Foo(1</text:span><text:span text:style-name="T1">0);</text:span></text:p>
            <text:p text:style-name="P1"><text:span text:style-name="T1">Foo </text:span><text:span text:style-name="T1">obj2 = </text:span><text:span text:style-name="T1">obj;</text:span></text:p>
            <text:p text:style-name="P1"><text:span text:style-name="T1">new </text:span><text:span text:style-name="T1">Foo(2</text:span><text:span text:style-name="T1">0);</text:span></text:p>
          </draw:text-box>
        </draw:frame>
        <draw:custom-shape draw:style-name="gr2" draw:text-style-name="P3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cm" svg:height="0.962cm" svg:x="7.2cm" svg:y="5cm">
          <draw:text-box>
            <text:p><text:span text:style-name="T2">stack</text:span></text:p>
          </draw:text-box>
        </draw:frame>
        <draw:frame draw:style-name="gr3" draw:text-style-name="P4" draw:layer="layout" svg:width="2.2cm" svg:height="0.962cm" svg:x="15.4cm" svg:y="5cm">
          <draw:text-box>
            <text:p><text:span text:style-name="T2">hea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0">
        <office:forms form:automatic-focus="false" form:apply-design-mode="false"/>
        <draw:frame draw:style-name="gr5" draw:text-style-name="P6" draw:layer="layout" svg:width="26.6cm" svg:height="5.703cm" svg:x="0.2cm" svg:y="0.2cm">
          <draw:text-box>
            <text:p text:style-name="P1"><text:span text:style-name="T3">Foo </text:span><text:span text:style-name="T3">obj = </text:span><text:span text:style-name="T3">new </text:span><text:span text:style-name="T3">Foo(0</text:span><text:span text:style-name="T3">);</text:span></text:p>
            <text:p text:style-name="P1"><text:span text:style-name="T1">obj = </text:span><text:span text:style-name="T1">new </text:span><text:span text:style-name="T1">Foo(1</text:span><text:span text:style-name="T1">0);</text:span></text:p>
            <text:p text:style-name="P1"><text:span text:style-name="T1">Foo </text:span><text:span text:style-name="T1">obj2 = </text:span><text:span text:style-name="T1">obj;</text:span></text:p>
            <text:p text:style-name="P1"><text:span text:style-name="T1">new </text:span><text:span text:style-name="T1">Foo(2</text:span><text:span text:style-name="T1">0);</text:span></text:p>
          </draw:text-box>
        </draw:frame>
        <draw:custom-shape draw:style-name="gr2" draw:text-style-name="P3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6cm" svg:height="0.962cm" svg:x="7.2cm" svg:y="5cm">
          <draw:text-box>
            <text:p>stack</text:p>
          </draw:text-box>
        </draw:frame>
        <draw:frame draw:style-name="gr3" draw:text-style-name="P7" draw:layer="layout" svg:width="2.2cm" svg:height="0.962cm" svg:x="15.4cm" svg:y="5cm">
          <draw:text-box>
            <text:p>heap</text:p>
          </draw:text-box>
        </draw:frame>
        <draw:frame draw:style-name="gr3" draw:text-style-name="P7" draw:layer="layout" svg:width="1.6cm" svg:height="0.962cm" svg:x="6.8cm" svg:y="7.2cm">
          <draw:text-box>
            <text:p>obj</text:p>
          </draw:text-box>
        </draw:frame>
        <draw:frame draw:style-name="gr3" draw:text-style-name="P7" draw:layer="layout" svg:width="2.4cm" svg:height="0.962cm" svg:x="15.2cm" svg:y="7cm">
          <draw:text-box>
            <text:p>Foo(0)</text:p>
          </draw:text-box>
        </draw:frame>
        <draw:line draw:style-name="gr6" draw:text-style-name="P8" draw:layer="layout" svg:x1="8cm" svg:y1="7.8cm" svg:x2="15.2cm" svg:y2="7.6cm">
          <text:p/>
        </draw:lin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0">
        <office:forms form:automatic-focus="false" form:apply-design-mode="false"/>
        <draw:frame draw:style-name="gr5" draw:text-style-name="P10" draw:layer="layout" svg:width="26.6cm" svg:height="5.703cm" svg:x="0.2cm" svg:y="0.2cm">
          <draw:text-box>
            <text:p text:style-name="P1"><text:span text:style-name="T3">Foo </text:span><text:span text:style-name="T3">obj = </text:span><text:span text:style-name="T3">new </text:span><text:span text:style-name="T3">Foo(0)</text:span><text:span text:style-name="T3">;</text:span></text:p>
            <text:p text:style-name="P1"><text:span text:style-name="T3">obj = </text:span><text:span text:style-name="T3">new </text:span><text:span text:style-name="T3">Foo(1</text:span><text:span text:style-name="T3">0);</text:span></text:p>
            <text:p text:style-name="P1"><text:span text:style-name="T1">Foo </text:span><text:span text:style-name="T1">obj2 = </text:span><text:span text:style-name="T1">obj;</text:span></text:p>
            <text:p text:style-name="P1"><text:span text:style-name="T1">new </text:span><text:span text:style-name="T1">Foo(2</text:span><text:span text:style-name="T1">0);</text:span></text:p>
          </draw:text-box>
        </draw:frame>
        <draw:custom-shape draw:style-name="gr2" draw:text-style-name="P3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6cm" svg:height="0.962cm" svg:x="7.2cm" svg:y="5cm">
          <draw:text-box>
            <text:p>stack</text:p>
          </draw:text-box>
        </draw:frame>
        <draw:frame draw:style-name="gr3" draw:text-style-name="P7" draw:layer="layout" svg:width="2.2cm" svg:height="0.962cm" svg:x="15.4cm" svg:y="5cm">
          <draw:text-box>
            <text:p>heap</text:p>
          </draw:text-box>
        </draw:frame>
        <draw:frame draw:style-name="gr3" draw:text-style-name="P7" draw:layer="layout" svg:width="1.6cm" svg:height="0.962cm" svg:x="6.8cm" svg:y="7.2cm">
          <draw:text-box>
            <text:p>obj</text:p>
          </draw:text-box>
        </draw:frame>
        <draw:frame draw:style-name="gr3" draw:text-style-name="P7" draw:layer="layout" svg:width="2.4cm" svg:height="0.962cm" svg:x="15.2cm" svg:y="7cm">
          <draw:text-box>
            <text:p>Foo(0)</text:p>
          </draw:text-box>
        </draw:frame>
        <draw:frame draw:style-name="gr7" draw:text-style-name="P7" draw:layer="layout" svg:width="3cm" svg:height="1.6cm" svg:x="15cm" svg:y="8.2cm">
          <draw:text-box>
            <text:p>Foo(10)</text:p>
          </draw:text-box>
        </draw:frame>
        <draw:line draw:style-name="gr6" draw:text-style-name="P8" draw:layer="layout" svg:x1="8cm" svg:y1="7.8cm" svg:x2="15cm" svg:y2="8.8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1T0">
        <office:forms form:automatic-focus="false" form:apply-design-mode="false"/>
        <draw:frame draw:style-name="gr5" draw:text-style-name="P10" draw:layer="layout" svg:width="26.6cm" svg:height="5.703cm" svg:x="0.2cm" svg:y="0.2cm">
          <draw:text-box>
            <text:p text:style-name="P1"><text:span text:style-name="T3">Foo </text:span><text:span text:style-name="T3">obj = </text:span><text:span text:style-name="T3">new </text:span><text:span text:style-name="T3">Foo(0)</text:span><text:span text:style-name="T3">;</text:span></text:p>
            <text:p text:style-name="P1"><text:span text:style-name="T3">obj = </text:span><text:span text:style-name="T3">new </text:span><text:span text:style-name="T3">Foo(1</text:span><text:span text:style-name="T3">0);</text:span></text:p>
            <text:p text:style-name="P1"><text:span text:style-name="T3">Foo </text:span><text:span text:style-name="T3">obj2 = </text:span><text:span text:style-name="T3">obj;</text:span></text:p>
            <text:p text:style-name="P1"><text:span text:style-name="T1">new </text:span><text:span text:style-name="T1">Foo(2</text:span><text:span text:style-name="T1">0);</text:span></text:p>
          </draw:text-box>
        </draw:frame>
        <draw:custom-shape draw:style-name="gr2" draw:text-style-name="P3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6cm" svg:height="0.962cm" svg:x="7.2cm" svg:y="5cm">
          <draw:text-box>
            <text:p>stack</text:p>
          </draw:text-box>
        </draw:frame>
        <draw:frame draw:style-name="gr3" draw:text-style-name="P7" draw:layer="layout" svg:width="2.2cm" svg:height="0.962cm" svg:x="15.4cm" svg:y="5cm">
          <draw:text-box>
            <text:p>heap</text:p>
          </draw:text-box>
        </draw:frame>
        <draw:frame draw:style-name="gr3" draw:text-style-name="P7" draw:layer="layout" svg:width="1.6cm" svg:height="0.962cm" svg:x="6.8cm" svg:y="7.2cm">
          <draw:text-box>
            <text:p>obj</text:p>
          </draw:text-box>
        </draw:frame>
        <draw:frame draw:style-name="gr3" draw:text-style-name="P7" draw:layer="layout" svg:width="2.4cm" svg:height="0.962cm" svg:x="15.2cm" svg:y="7cm">
          <draw:text-box>
            <text:p>Foo(0)</text:p>
          </draw:text-box>
        </draw:frame>
        <draw:frame draw:style-name="gr7" draw:text-style-name="P7" draw:layer="layout" svg:width="3cm" svg:height="1.6cm" svg:x="15cm" svg:y="8.2cm">
          <draw:text-box>
            <text:p>Foo(10)</text:p>
          </draw:text-box>
        </draw:frame>
        <draw:line draw:style-name="gr6" draw:text-style-name="P8" draw:layer="layout" svg:x1="8cm" svg:y1="7.8cm" svg:x2="15cm" svg:y2="8.8cm">
          <text:p/>
        </draw:line>
        <draw:frame draw:style-name="gr8" draw:text-style-name="P7" draw:layer="layout" svg:width="2.8cm" svg:height="1.673cm" svg:x="6.8cm" svg:y="8.8cm">
          <draw:text-box>
            <text:p>obj2</text:p>
          </draw:text-box>
        </draw:frame>
        <draw:line draw:style-name="gr6" draw:text-style-name="P8" draw:layer="layout" svg:x1="8.4cm" svg:y1="9.4cm" svg:x2="15cm" svg:y2="8.8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1T0">
        <office:forms form:automatic-focus="false" form:apply-design-mode="false"/>
        <draw:frame draw:style-name="gr5" draw:text-style-name="P10" draw:layer="layout" svg:width="26.6cm" svg:height="5.703cm" svg:x="0.2cm" svg:y="0.2cm">
          <draw:text-box>
            <text:p text:style-name="P1"><text:span text:style-name="T3">Foo </text:span><text:span text:style-name="T3">obj = </text:span><text:span text:style-name="T3">new </text:span><text:span text:style-name="T3">Foo(0)</text:span><text:span text:style-name="T3">;</text:span></text:p>
            <text:p text:style-name="P1"><text:span text:style-name="T3">obj = </text:span><text:span text:style-name="T3">new </text:span><text:span text:style-name="T3">Foo(1</text:span><text:span text:style-name="T3">0);</text:span></text:p>
            <text:p text:style-name="P1"><text:span text:style-name="T3">Foo </text:span><text:span text:style-name="T3">obj2 = </text:span><text:span text:style-name="T3">obj;</text:span></text:p>
            <text:p text:style-name="P1"><text:span text:style-name="T3">new </text:span><text:span text:style-name="T3">Foo(2</text:span><text:span text:style-name="T3">0);</text:span></text:p>
          </draw:text-box>
        </draw:frame>
        <draw:custom-shape draw:style-name="gr2" draw:text-style-name="P3" draw:layer="layout" svg:width="5.4cm" svg:height="8.2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8.2cm" svg:x="13.6cm" svg:y="6.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6cm" svg:height="0.962cm" svg:x="7.2cm" svg:y="5cm">
          <draw:text-box>
            <text:p>stack</text:p>
          </draw:text-box>
        </draw:frame>
        <draw:frame draw:style-name="gr3" draw:text-style-name="P7" draw:layer="layout" svg:width="2.2cm" svg:height="0.962cm" svg:x="15.4cm" svg:y="5cm">
          <draw:text-box>
            <text:p>heap</text:p>
          </draw:text-box>
        </draw:frame>
        <draw:frame draw:style-name="gr3" draw:text-style-name="P7" draw:layer="layout" svg:width="1.6cm" svg:height="0.962cm" svg:x="6.8cm" svg:y="7.2cm">
          <draw:text-box>
            <text:p>obj</text:p>
          </draw:text-box>
        </draw:frame>
        <draw:frame draw:style-name="gr3" draw:text-style-name="P7" draw:layer="layout" svg:width="2.4cm" svg:height="0.962cm" svg:x="15.2cm" svg:y="7cm">
          <draw:text-box>
            <text:p>Foo(0)</text:p>
          </draw:text-box>
        </draw:frame>
        <draw:frame draw:style-name="gr7" draw:text-style-name="P7" draw:layer="layout" svg:width="3cm" svg:height="1.6cm" svg:x="15cm" svg:y="8.2cm">
          <draw:text-box>
            <text:p>Foo(10)</text:p>
          </draw:text-box>
        </draw:frame>
        <draw:line draw:style-name="gr6" draw:text-style-name="P8" draw:layer="layout" svg:x1="8cm" svg:y1="7.8cm" svg:x2="15cm" svg:y2="8.8cm">
          <text:p/>
        </draw:line>
        <draw:frame draw:style-name="gr8" draw:text-style-name="P7" draw:layer="layout" svg:width="2.8cm" svg:height="1.673cm" svg:x="6.8cm" svg:y="8.8cm">
          <draw:text-box>
            <text:p>obj2</text:p>
          </draw:text-box>
        </draw:frame>
        <draw:line draw:style-name="gr6" draw:text-style-name="P8" draw:layer="layout" svg:x1="8.4cm" svg:y1="9.4cm" svg:x2="15cm" svg:y2="8.8cm">
          <text:p/>
        </draw:line>
        <draw:frame draw:style-name="gr7" draw:text-style-name="P7" draw:layer="layout" svg:width="3cm" svg:height="1.6cm" svg:x="15cm" svg:y="9.4cm">
          <draw:text-box>
            <text:p>Foo(20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hmer OS System" svg:font-family="'Khmer OS Syste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4ebf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22:53:19.928992526</meta:creation-date>
    <dc:date>2020-04-06T22:31:24.405840596</dc:date>
    <meta:editing-duration>PT15M57S</meta:editing-duration>
    <meta:editing-cycles>4</meta:editing-cycles>
    <meta:generator>LibreOffice/6.0.7.3$Linux_X86_64 LibreOffice_project/00m0$Build-3</meta:generator>
    <meta:document-statistic meta:object-count="76"/>
  </office:meta>
</office:document-meta>
</file>